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1.455cm" fo:min-width="2.182cm"/>
    </style:style>
  </office:automatic-styles>
  <office:body>
    <office:drawing>
      <draw:page draw:name="page1" draw:style-name="dp1" draw:master-page-name="Default">
        <draw:g>
          <draw:glue-point draw:id="4" svg:x="0cm" svg:y="5cm"/>
          <draw:glue-point draw:id="5" svg:x="0cm" svg:y="-5cm"/>
          <draw:glue-point draw:id="6" svg:x="-5cm" svg:y="0cm"/>
          <draw:glue-point draw:id="7" svg:x="5cm" svg:y="0cm"/>
          <draw:glue-point draw:id="8" svg:x="-3.536cm" svg:y="-3.535cm"/>
          <draw:glue-point draw:id="9" svg:x="-3.536cm" svg:y="3.535cm"/>
          <draw:glue-point draw:id="10" svg:x="0cm" svg:y="0cm"/>
          <draw:ellipse draw:style-name="gr1" draw:layer="layout" svg:width="3.545cm" svg:height="2cm" svg:x="0cm" svg:y="0cm">
            <text:p/>
          </draw:ellipse>
          <draw:line draw:style-name="gr2" draw:layer="layout" svg:x1="0.519cm" svg:y1="0.293cm" svg:x2="0.519cm" svg:y2="1.707cm">
            <text:p/>
          </draw:line>
          <draw:frame draw:style-name="gr3" draw:layer="layout" svg:width="2.182cm" svg:height="1.455cm" svg:x="0.591cm" svg:y="0.27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DPC - Organisation Unit</dc:title>
    <meta:creation-date>2011-02-07T17:03:05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